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AISY Date Line Paragraph</text:h>
      <text:p text:style-name="Standard">A line</text:p>
      <text:p text:style-name="_5b_DAISY_5d__20_DateLine">1921</text:p>
      <text:p text:style-name="Standard">Last li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_5b_DAISY_5d__20_DateLine" style:display-name="[DAISY] DateLine" style:family="paragraph" style:parent-style-name="Standard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incent Spiewak</meta:initial-creator>
    <meta:creation-date>2009-06-24T16:51:18</meta:creation-date>
    <meta:document-statistic meta:table-count="0" meta:image-count="0" meta:object-count="0" meta:page-count="1" meta:paragraph-count="4" meta:word-count="9" meta:character-count="44"/>
    <dc:date>2009-06-24T16:53:06</dc:date>
    <dc:creator>Vincent Spiewak</dc:creator>
    <meta:editing-duration>PT00H00M25S</meta:editing-duration>
    <meta:editing-cycles>1</meta:editing-cycles>
    <meta:generator>OpenOffice.org/3.0$Unix OpenOffice.org_project/300m15$Build-9379</meta:generator>
    <meta:user-defined meta:name="Info 1"/>
    <meta:user-defined meta:name="Info 2"/>
    <meta:user-defined meta:name="Info 3"/>
    <meta:user-defined meta:name="Info 4"/>
  </office:meta>
</office:document-meta>
</file>